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Inconsolata" svg:font-family="Inconsolata, monospace"/>
    <style:font-face style:name="Source Sans Pro" svg:font-family="'Source Sans Pro', Helvetica, Arial, sans-serif"/>
    <style:font-face style:name="apple-system" svg:font-family="apple-system, BlinkMacSystemFont, 'Segoe UI', Roboto, 'Helvetica Neue', Helvetica, Arial, sans-serif, 'Apple Color Emoji', 'Segoe UI Emoji', 'Segoe UI Symbol'"/>
    <style:font-face style:name="inherit" svg:font-family="inherit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Heading_20_1"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fo:font-variant="normal" fo:text-transform="none" fo:color="#3c763d" style:font-name="apple-system" fo:font-size="12pt" fo:letter-spacing="normal" fo:font-style="normal" fo:font-weight="normal" fo:background-color="#dff0d8" loext:padding="0.397cm" loext:border="0.06pt solid #d6e9c6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fo:font-variant="normal" fo:text-transform="none" fo:color="#333333" fo:letter-spacing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line-height="150%" fo:text-indent="0cm" style:auto-text-indent="false"/>
      <style:text-properties fo:font-variant="normal" fo:text-transform="none" fo:color="#333333" fo:letter-spacing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.423cm" loext:contextual-spacing="false" fo:line-height="150%" fo:text-indent="0cm" style:auto-text-indent="false"/>
    </style:style>
    <style:style style:name="P6" style:family="paragraph" style:parent-style-name="Heading_20_2">
      <style:paragraph-properties fo:margin-left="0cm" fo:margin-right="0cm" fo:margin-top="0.635cm" fo:margin-bottom="0.423cm" loext:contextual-spacing="false" fo:line-height="125%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fo:letter-spacing="normal" loext:padding="0cm" loext:border="none"/>
    </style:style>
    <style:style style:name="P7" style:family="paragraph" style:parent-style-name="Heading_20_2">
      <style:paragraph-properties fo:margin-left="0cm" fo:margin-right="0cm" fo:margin-top="0.635cm" fo:margin-bottom="0.423cm" loext:contextual-spacing="false" fo:line-height="125%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fo:letter-spacing="normal" style:font-name-asian="inherit" style:font-size-asian="12pt" style:font-style-asian="normal" style:font-weight-asian="bold" loext:padding="0cm" loext:border="none"/>
    </style:style>
    <style:style style:name="P8" style:family="paragraph" style:parent-style-name="Heading_20_3">
      <style:paragraph-properties fo:margin-left="0cm" fo:margin-right="0cm" fo:margin-top="0.635cm" fo:margin-bottom="0.423cm" loext:contextual-spacing="false" fo:line-height="125%" fo:text-indent="0cm" style:auto-text-indent="false"/>
      <style:text-properties fo:font-variant="normal" fo:text-transform="none" fo:color="#333333" fo:letter-spacing="normal" loext:padding="0cm" loext:border="none"/>
    </style:style>
    <style:style style:name="P9" style:family="paragraph" style:parent-style-name="Heading_20_3">
      <style:paragraph-properties fo:margin-left="0cm" fo:margin-right="0cm" fo:margin-top="0.635cm" fo:margin-bottom="0.423cm" loext:contextual-spacing="false" fo:line-height="125%" fo:text-indent="0cm" style:auto-text-indent="false"/>
      <style:text-properties fo:font-variant="normal" fo:text-transform="none" fo:color="#333333" fo:letter-spacing="normal" style:font-name-asian="inherit" style:font-size-asian="12pt" style:font-style-asian="normal" style:font-weight-asian="bold" loext:padding="0cm" loext:border="none"/>
    </style:style>
    <style:style style:name="P10" style:family="paragraph" style:parent-style-name="Text_20_body">
      <style:paragraph-properties fo:margin-left="0.265cm" fo:margin-right="0cm" fo:margin-top="0cm" fo:margin-bottom="0.247cm" loext:contextual-spacing="false" fo:text-indent="0cm" style:auto-text-indent="false"/>
    </style:style>
    <style:style style:name="P11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font-variant="normal" fo:text-transform="none" fo:color="#000000" style:font-name="Inconsolata" fo:font-size="9pt" fo:letter-spacing="normal" fo:font-style="normal" fo:font-weight="bold" officeooo:rsid="000b014a" officeooo:paragraph-rsid="000b014a" style:font-weight-asian="bold" style:font-weight-complex="bold" loext:padding="0cm" loext:border="none"/>
    </style:style>
    <style:style style:name="P12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font-variant="normal" fo:text-transform="none" fo:color="#000000" style:font-name="Inconsolata" fo:font-size="9pt" fo:letter-spacing="normal" fo:font-style="normal" fo:font-weight="bold" officeooo:rsid="000d2713" officeooo:paragraph-rsid="000d2713" style:font-weight-asian="bold" style:font-weight-complex="bold" loext:padding="0cm" loext:border="none"/>
    </style:style>
    <style:style style:name="P13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font-variant="normal" fo:text-transform="none" fo:color="#000000" style:font-name="Inconsolata" fo:font-size="9pt" fo:letter-spacing="normal" fo:font-style="normal" fo:font-weight="bold" officeooo:rsid="00136cf8" officeooo:paragraph-rsid="00136cf8" style:font-weight-asian="bold" style:font-weight-complex="bold" loext:padding="0cm" loext:border="none"/>
    </style:style>
    <style:style style:name="P14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font-variant="normal" fo:text-transform="none" fo:color="#000000" style:font-name="Inconsolata" fo:font-size="9pt" fo:letter-spacing="normal" fo:font-style="normal" fo:font-weight="bold" officeooo:rsid="00148151" officeooo:paragraph-rsid="00148151" style:font-weight-asian="bold" style:font-weight-complex="bold" loext:padding="0cm" loext:border="none"/>
    </style:style>
    <style:style style:name="P15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font-variant="normal" fo:text-transform="none" fo:color="#000000" style:font-name="Inconsolata" fo:font-size="9pt" fo:letter-spacing="normal" fo:font-style="normal" fo:font-weight="normal" officeooo:rsid="000b014a" officeooo:paragraph-rsid="000b014a" style:font-weight-asian="bold" style:font-weight-complex="bold" loext:padding="0cm" loext:border="none"/>
    </style:style>
    <style:style style:name="P16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font-variant="normal" fo:text-transform="none" fo:color="#000000" style:font-name="Inconsolata" fo:font-size="9pt" fo:letter-spacing="normal" fo:font-style="normal" fo:font-weight="normal" officeooo:rsid="000f0bda" officeooo:paragraph-rsid="000f0bda" style:font-weight-asian="bold" style:font-weight-complex="bold" loext:padding="0cm" loext:border="none"/>
    </style:style>
    <style:style style:name="P17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font-variant="normal" fo:text-transform="none" fo:color="#000000" style:font-name="Inconsolata" fo:font-size="9pt" fo:letter-spacing="normal" fo:font-style="normal" fo:font-weight="normal" officeooo:rsid="000f0bda" officeooo:paragraph-rsid="0014b7df" style:font-weight-asian="bold" style:font-weight-complex="bold" loext:padding="0cm" loext:border="none"/>
    </style:style>
    <style:style style:name="P18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font-variant="normal" fo:text-transform="none" fo:color="#000000" style:font-name="Inconsolata" fo:font-size="9pt" fo:letter-spacing="normal" fo:font-style="normal" fo:font-weight="normal" officeooo:rsid="001229e3" officeooo:paragraph-rsid="001229e3" style:font-weight-asian="bold" style:font-weight-complex="bold" loext:padding="0cm" loext:border="none"/>
    </style:style>
    <style:style style:name="P19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color="#000000" fo:font-weight="bold" officeooo:rsid="001a2e55" officeooo:paragraph-rsid="001a2e55" style:font-weight-asian="bold" style:font-weight-complex="bold" loext:padding="0cm" loext:border="none"/>
    </style:style>
    <style:style style:name="P20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color="#000000" fo:font-weight="bold" officeooo:rsid="001a2e55" officeooo:paragraph-rsid="0026afd3" style:font-weight-asian="bold" style:font-weight-complex="bold" loext:padding="0cm" loext:border="none"/>
    </style:style>
    <style:style style:name="P21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color="#000000" fo:font-weight="bold" officeooo:rsid="0021ed36" officeooo:paragraph-rsid="0021ed36" style:font-weight-asian="bold" style:font-weight-complex="bold" loext:padding="0cm" loext:border="none"/>
    </style:style>
    <style:style style:name="P22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color="#000000" fo:font-weight="bold" officeooo:rsid="0023697d" officeooo:paragraph-rsid="0023697d" style:font-weight-asian="bold" style:font-weight-complex="bold" loext:padding="0cm" loext:border="none"/>
    </style:style>
    <style:style style:name="P23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color="#000000" fo:font-weight="bold" officeooo:rsid="00247bb1" officeooo:paragraph-rsid="00247bb1" style:font-weight-asian="bold" style:font-weight-complex="bold" loext:padding="0cm" loext:border="none"/>
    </style:style>
    <style:style style:name="P24" style:family="paragraph" style:parent-style-name="Text_20_body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color="#000000" fo:font-weight="normal" officeooo:rsid="000f0bda" officeooo:paragraph-rsid="00108706" style:font-weight-asian="bold" style:font-weight-complex="bold" loext:padding="0cm" loext:border="none"/>
    </style:style>
    <style:style style:name="P25" style:family="paragraph" style:parent-style-name="Heading_20_1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color="#000000" fo:font-weight="bold" officeooo:rsid="000b014a" officeooo:paragraph-rsid="001f57ae" style:font-weight-asian="bold" style:font-weight-complex="bold" loext:padding="0cm" loext:border="none"/>
    </style:style>
    <style:style style:name="P26" style:family="paragraph" style:parent-style-name="Heading_20_1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color="#000000" fo:font-weight="bold" officeooo:rsid="000b014a" officeooo:paragraph-rsid="0028097d" style:font-weight-asian="bold" style:font-weight-complex="bold" loext:padding="0cm" loext:border="none"/>
    </style:style>
    <style:style style:name="P27" style:family="paragraph" style:parent-style-name="Heading_20_1">
      <loext:graphic-properties draw:fill="none"/>
      <style:paragraph-properties fo:margin-left="0.101cm" fo:margin-right="0cm" fo:margin-top="0.423cm" fo:margin-bottom="0.212cm" loext:contextual-spacing="false" fo:text-indent="0cm" style:auto-text-indent="false" fo:background-color="transparent"/>
      <style:text-properties fo:color="#000000" fo:font-weight="bold" officeooo:rsid="001ec9d2" officeooo:paragraph-rsid="001ec9d2" style:font-weight-asian="bold" style:font-weight-complex="bold" loext:padding="0cm" loext:border="none"/>
    </style:style>
    <style:style style:name="P28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T1" style:family="text">
      <style:text-properties style:font-name="inherit" fo:font-size="12pt" fo:font-weight="bold"/>
    </style:style>
    <style:style style:name="T2" style:family="text">
      <style:text-properties style:font-name="inherit" fo:font-size="12pt" fo:font-style="normal" fo:font-weight="bold"/>
    </style:style>
    <style:style style:name="T3" style:family="text">
      <style:text-properties style:font-name-asian="inherit" style:font-size-asian="12pt" style:font-style-asian="normal" style:font-weight-asian="bold"/>
    </style:style>
    <style:style style:name="T4" style:family="text">
      <style:text-properties style:font-name="apple-system" fo:font-size="12pt" fo:font-style="normal" fo:font-weight="normal"/>
    </style:style>
    <style:style style:name="T5" style:family="text">
      <style:text-properties fo:font-variant="normal" fo:text-transform="none" fo:color="#333333" style:font-name="apple-system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37ab7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Source Sans Pro" fo:font-size="10.5pt" fo:letter-spacing="normal" fo:font-style="normal" style:text-underline-style="none" fo:font-weight="normal" style:text-blinking="false" fo:background-color="transparent" loext:char-shading-value="0" style:font-name-asian="Source Sans Pro" style:font-size-asian="10.5pt" style:font-style-asian="normal" style:font-weight-asian="normal" style:font-name-complex="Source Sans Pro" style:font-size-complex="10.5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Source Sans Pro" fo:font-size="9.75pt" fo:letter-spacing="normal" fo:font-style="normal" style:text-underline-style="none" fo:font-weight="bold" style:text-blinking="false" fo:background-color="transparent" loext:char-shading-value="0" style:font-name-asian="Source Sans Pro" style:font-size-asian="10.5pt" style:font-style-asian="normal" style:font-weight-asian="normal" style:font-name-complex="Source Sans Pro" style:font-size-complex="10.5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Source Sans Pro" fo:font-size="9pt" fo:letter-spacing="normal" fo:font-style="normal" style:text-underline-style="none" fo:font-weight="bold" style:text-blinking="false" fo:background-color="transparent" loext:char-shading-value="0" loext:padding-left="0.741cm" loext:padding-right="0cm" loext:padding-top="0cm" loext:padding-bottom="0cm" loext:border-left="1.5pt solid #000000" loext:border-right="none" loext:border-top="none" loext:border-bottom="none"/>
    </style:style>
    <style:style style:name="T10" style:family="text">
      <style:text-properties fo:font-variant="normal" fo:text-transform="none" fo:color="#000000" style:text-line-through-style="none" style:text-line-through-type="none" style:font-name="Source Sans Pro" fo:font-size="9pt" fo:letter-spacing="normal" fo:font-style="normal" style:text-underline-style="none" fo:font-weight="bold" style:text-blinking="false" fo:background-color="transparent" loext:char-shading-value="0" loext:padding-left="1.005cm" loext:padding-right="0cm" loext:padding-top="0cm" loext:padding-bottom="0cm" loext:border-left="1.5pt solid #000000" loext:border-right="none" loext:border-top="none" loext:border-bottom="none"/>
    </style:style>
    <style:style style:name="T1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 style:font-name-asian="Source Sans Pro" style:font-size-asian="9pt" style:font-style-asian="normal" style:font-weight-asian="bold" loext:padding-left="0.741cm" loext:padding-right="0cm" loext:padding-top="0cm" loext:padding-bottom="0cm" loext:border-left="1.5pt solid #000000" loext:border-right="none" loext:border-top="none" loext:border-bottom="none"/>
    </style:style>
    <style:style style:name="T12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 style:font-name-asian="Source Sans Pro" style:font-size-asian="9pt" style:font-style-asian="normal" style:font-weight-asian="bold" loext:padding-left="1.005cm" loext:padding-right="0cm" loext:padding-top="0cm" loext:padding-bottom="0cm" loext:border-left="1.5pt solid #000000" loext:border-right="none" loext:border-top="none" loext:border-bottom="none"/>
    </style:style>
    <style:style style:name="T13" style:family="text">
      <style:text-properties fo:font-variant="normal" fo:text-transform="none" fo:color="#767676" style:text-line-through-style="none" style:text-line-through-type="none" style:font-name="Source Sans Pro" fo:font-size="9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4" style:family="text">
      <style:text-properties fo:font-variant="normal" fo:text-transform="none" fo:color="#767676" style:text-line-through-style="none" style:text-line-through-type="none" fo:letter-spacing="normal" style:text-underline-style="none" style:text-blinking="false" fo:background-color="transparent" loext:char-shading-value="0" style:font-name-asian="Source Sans Pro" style:font-size-asian="9pt" style:font-style-asian="normal" style:font-weight-asian="normal" loext:padding="0cm" loext:border="none"/>
    </style:style>
    <style:style style:name="T15" style:family="text">
      <style:text-properties fo:font-variant="normal" fo:text-transform="none" fo:color="#365899" style:font-name="Helvetica" fo:font-size="9.75pt" fo:letter-spacing="normal" fo:font-style="normal" style:text-underline-style="solid" style:text-underline-width="auto" style:text-underline-color="font-color"/>
    </style:style>
    <style:style style:name="T16" style:family="text">
      <style:text-properties fo:font-variant="normal" fo:text-transform="none" style:font-name="Inconsolata" fo:font-size="9pt" fo:letter-spacing="normal" fo:font-style="normal"/>
    </style:style>
    <style:style style:name="T17" style:family="text">
      <style:text-properties fo:font-variant="normal" fo:text-transform="none" fo:color="#4b4f56" style:font-name="Helvetica" fo:font-size="9.75pt" fo:letter-spacing="normal" fo:font-style="normal"/>
    </style:style>
    <style:style style:name="T18" style:family="text">
      <style:text-properties style:font-name-asian="apple-system" style:font-size-asian="12pt" style:font-style-asian="normal" style:font-weight-asian="normal"/>
    </style:style>
    <style:style style:name="T19" style:family="text">
      <style:text-properties officeooo:rsid="000b30ca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19">e</text:span>at?87!sophiaaa</text:h>
      <text:p text:style-name="P20">Add files <text:span text:style-name="T19">e</text:span></text:p>
      <text:p text:style-name="P22">{"error": "invalid_grant"}</text:p>
      <text:p text:style-name="P23">&lt;h1&gt;Server Error (500)&lt;/h1&gt;</text:p>
      <text:h text:style-name="P25" text:outline-level="1"><text:span text:style-name="T19">e</text:span>at?87!sophiaaa</text:h>
      <text:h text:style-name="P27" text:outline-level="1"><text:s/>// "build": "react-scripts build",</text:h>
      <text:p text:style-name="P19">/public/style.css</text:p>
      <text:p text:style-name="P19">server.js</text:p>
      <text:p text:style-name="P19">Components.jsx</text:p>
      <text:h text:style-name="P1" text:outline-level="1"><text:bookmark text:name="—-commands-—"/>— <text:span text:style-name="T1">Commands —</text:span></text:h>
      <text:section text:style-name="Sect1" text:name="doc">
        <text:p text:style-name="P2">Ip: 140.113.168.202<text:line-break/>User: sophiaaa<text:line-break/>Password: eat?87!sophiaaa</text:p>
        <text:h text:style-name="P6" text:outline-level="2"><text:bookmark text:name="ssh-遠端連線"/><text:span text:style-name="T2">ssh </text:span><text:span text:style-name="T3">遠端連線</text:span></text:h>
        <text:p text:style-name="P5"><text:span text:style-name="T5">ssh -X </text:span><text:a xlink:type="simple" xlink:href="mailto:sophiaaa@140.113.168.202" office:target-frame-name="_blank" xlink:show="new" text:style-name="Internet_20_link" text:visited-style-name="Visited_20_Internet_20_Link"><text:span text:style-name="T6">sophiaaa@140.113.168.202</text:span></text:a></text:p>
        <text:h text:style-name="P7" text:outline-level="2"><text:bookmark text:name="檔案在不同主機間的遠端傳輸"/><text:soft-page-break/>檔案在不同主機間的遠端傳輸</text:h>
        <text:h text:style-name="P8" text:outline-level="3"><text:bookmark text:name="scp-–-複製檔案到遠端-遠端檔案位址前加"/><text:span text:style-name="T2">scp – </text:span><text:span text:style-name="T3">複製檔案到遠端 遠端檔案位址前加</text:span><text:span text:style-name="T2">~</text:span></text:h>
        <text:p text:style-name="P5"><text:span text:style-name="T5">ex: sudo scp /home/sophia/meow.py </text:span><text:a xlink:type="simple" xlink:href="mailto:sophiaaa@140.113.168.202" office:target-frame-name="_blank" xlink:show="new" text:style-name="Internet_20_link" text:visited-style-name="Visited_20_Internet_20_Link"><text:span text:style-name="T6">sophiaaa@140.113.168.202</text:span></text:a><text:span text:style-name="T5">:~/slackbot</text:span></text:p>
        <text:h text:style-name="P6" text:outline-level="2"><text:bookmark text:name="screen-指令用法"/><text:span text:style-name="T2">screen </text:span><text:span text:style-name="T3">指令用法</text:span></text:h>
        <text:h text:style-name="P9" text:outline-level="3"><text:bookmark text:name="熱鍵："/>熱鍵：</text:h>
        <text:p text:style-name="P4"><text:span text:style-name="T4">Ctrl-a c </text:span><text:span text:style-name="T18">開啟並跳至新</text:span><text:span text:style-name="T4">screen<text:line-break/>Ctrl-a d </text:span><text:span text:style-name="T18">跳出</text:span><text:span text:style-name="T4">screen,</text:span><text:span text:style-name="T18">放置背景執行</text:span><text:span text:style-name="T4"><text:line-break/>Ctrl-a n </text:span><text:span text:style-name="T18">切換至下一個視窗</text:span><text:span text:style-name="T4"><text:line-break/>Ctrl-a p </text:span><text:span text:style-name="T18">切換至前一個視窗</text:span></text:p>
        <text:h text:style-name="P9" text:outline-level="3"><text:bookmark text:name="指令："/>指令：</text:h>
        <text:p text:style-name="P4"><text:span text:style-name="T4">screen -ls </text:span><text:span text:style-name="T18">看有哪些</text:span><text:span text:style-name="T4">screen<text:line-break/>screen -r id </text:span><text:span text:style-name="T18">跳至特定</text:span><text:span text:style-name="T4">screen<text:line-break/>screen -X -S [</text:span><text:span text:style-name="T18">要</text:span><text:span text:style-name="T4">kill</text:span><text:span text:style-name="T18">的</text:span><text:span text:style-name="T4">screen] kill </text:span><text:span text:style-name="T18">砍掉一個特定的</text:span><text:span text:style-name="T4">screen<text:line-break/>screen -d -r [id] </text:span><text:span text:style-name="T18">若原本</text:span><text:span text:style-name="T4">screen</text:span><text:span text:style-name="T18">為</text:span><text:span text:style-name="T4">attach </text:span><text:span text:style-name="T18">要跳至那個</text:span><text:span text:style-name="T4">screen </text:span><text:span text:style-name="T18">要先</text:span><text:span text:style-name="T4">detach</text:span><text:span text:style-name="T18">他再</text:span><text:span text:style-name="T4">ressume</text:span><text:span text:style-name="T18">至他</text:span><text:span text:style-name="T4"><text:line-break/>screen -S screen</text:span><text:span text:style-name="T18">原本名稱 </text:span><text:span text:style-name="T4">-X sessionname </text:span><text:span text:style-name="T18">要去的名稱 為特定</text:span><text:span text:style-name="T4">screen</text:span><text:span text:style-name="T18">命名</text:span></text:p>
        <text:h text:style-name="P6" text:outline-level="2"><text:bookmark text:name="查看本機的port有哪些連線連到本機及關閉port"/><text:soft-page-break/><text:span text:style-name="T3">查看本機的</text:span><text:span text:style-name="T2">port(</text:span><text:span text:style-name="T3">有哪些連線連到本機</text:span><text:span text:style-name="T2">)</text:span><text:span text:style-name="T3">及關閉</text:span><text:span text:style-name="T2">port</text:span></text:h>
        <text:h text:style-name="P8" text:outline-level="3"><text:bookmark text:name="netstat-–-列出目前已經接通的服務項目與服務名稱"/><text:span text:style-name="T2">netstat – </text:span><text:span text:style-name="T3">列出目前已經接通的服務項目與服務名稱</text:span></text:h>
        <text:p text:style-name="P4"><text:span text:style-name="T4">netstat </text:span><text:span text:style-name="T18">可看到目前本機哪些</text:span><text:span text:style-name="T4">port</text:span><text:span text:style-name="T18">被開通</text:span><text:span text:style-name="T4"><text:line-break/>netstat -a </text:span><text:span text:style-name="T18">將所有在機器上所有的 </text:span><text:span text:style-name="T4">port </text:span><text:span text:style-name="T18">的狀態列出</text:span><text:span text:style-name="T4"><text:line-break/>netstat -an </text:span><text:span text:style-name="T18">從</text:span><text:span text:style-name="T4">local addr</text:span><text:span text:style-name="T18">欄可看</text:span><text:span text:style-name="T4">port number</text:span></text:p>
        <text:h text:style-name="P8" text:outline-level="3"><text:bookmark text:name="nmap-–-送封包出去"/><text:span text:style-name="T2">nmap – </text:span><text:span text:style-name="T3">送封包出去</text:span></text:h>
        <text:p text:style-name="P4"><text:span text:style-name="T4">nmap localhost </text:span><text:span text:style-name="T18">列出目前已經接通的服務項目與</text:span><text:span text:style-name="T4">port num</text:span></text:p>
        <text:h text:style-name="P8" text:outline-level="3"><text:bookmark text:name="kill-–-關port"/><text:span text:style-name="T2">kill – </text:span><text:span text:style-name="T3">關</text:span><text:span text:style-name="T2">port</text:span></text:h>
        <text:p text:style-name="P3"><text:span text:style-name="T4">kill portID </text:span><text:span text:style-name="T18">關掉某個</text:span><text:span text:style-name="T4">port<text:line-break/>kill -2 portID</text:span><text:span text:style-name="T18">：鍵盤輸入 </text:span><text:span text:style-name="T4">Ctrl + C </text:span><text:span text:style-name="T18">是同樣的動作，也是通知程式停止執行</text:span><text:span text:style-name="T4"><text:line-break/>kill -9 portID</text:span><text:span text:style-name="T18">：立刻強制停止程式執行</text:span><text:span text:style-name="T4"><text:line-break/>kill -15 portID</text:span><text:span text:style-name="T18">：以正常的程序通知程式停止執行，這是預設的訊號</text:span><text:span text:style-name="T4"><text:line-break/>kill -l portID</text:span><text:span text:style-name="T18">：列出所有可用的訊號</text:span></text:p>
      </text:section>
      <text:section text:style-name="Sect1" text:name="ui-toc-affix">
        <text:list xml:id="list1733396770533761512" text:style-name="L1">
          <text:list-item>
            <text:p text:style-name="P28"><text:a xlink:type="simple" xlink:href="https://hackmd.io/MwTgDAZgpsCMCGBaKV5ICxmANkQDijD0UgCNS9YQBWAJiltKA===?view#—-commands-—" text:style-name="Internet_20_link" text:visited-style-name="Visited_20_Internet_20_Link"><text:span text:style-name="T7">— </text:span></text:a><text:a xlink:type="simple" xlink:href="https://hackmd.io/MwTgDAZgpsCMCGBaKV5ICxmANkQDijD0UgCNS9YQBWAJiltKA===?view#—-commands-—" text:style-name="Internet_20_link" text:visited-style-name="Visited_20_Internet_20_Link"><text:span text:style-name="T8">Commands —</text:span></text:a></text:p>
            <text:list>
              <text:list-item>
                <text:p text:style-name="P28"><text:a xlink:type="simple" xlink:href="https://hackmd.io/MwTgDAZgpsCMCGBaKV5ICxmANkQDijD0UgCNS9YQBWAJiltKA===?view#ssh-遠端連線" text:style-name="Internet_20_link" text:visited-style-name="Visited_20_Internet_20_Link"><text:span text:style-name="T13">ssh </text:span></text:a><text:a xlink:type="simple" xlink:href="https://hackmd.io/MwTgDAZgpsCMCGBaKV5ICxmANkQDijD0UgCNS9YQBWAJiltKA===?view#ssh-遠端連線" text:style-name="Internet_20_link" text:visited-style-name="Visited_20_Internet_20_Link"><text:span text:style-name="T14">遠端連線</text:span></text:a></text:p>
              </text:list-item>
              <text:list-item>
                <text:p text:style-name="P28"><text:a xlink:type="simple" xlink:href="https://hackmd.io/MwTgDAZgpsCMCGBaKV5ICxmANkQDijD0UgCNS9YQBWAJiltKA===?view#檔案在不同主機間的遠端傳輸" text:style-name="Internet_20_link" text:visited-style-name="Visited_20_Internet_20_Link"><text:span text:style-name="T14">檔案在不同主機間的遠端傳輸</text:span></text:a></text:p>
              </text:list-item>
              <text:list-item>
                <text:p text:style-name="P28"><text:a xlink:type="simple" xlink:href="https://hackmd.io/MwTgDAZgpsCMCGBaKV5ICxmANkQDijD0UgCNS9YQBWAJiltKA===?view#screen-指令用法" text:style-name="Internet_20_link" text:visited-style-name="Visited_20_Internet_20_Link"><text:span text:style-name="T13">screen </text:span></text:a><text:a xlink:type="simple" xlink:href="https://hackmd.io/MwTgDAZgpsCMCGBaKV5ICxmANkQDijD0UgCNS9YQBWAJiltKA===?view#screen-指令用法" text:style-name="Internet_20_link" text:visited-style-name="Visited_20_Internet_20_Link"><text:span text:style-name="T14">指令用法</text:span></text:a></text:p>
              </text:list-item>
              <text:list-item>
                <text:p text:style-name="P28"><text:a xlink:type="simple" xlink:href="https://hackmd.io/MwTgDAZgpsCMCGBaKV5ICxmANkQDijD0UgCNS9YQBWAJiltKA===?view#查看本機的port有哪些連線連到本機及關閉port" text:style-name="Internet_20_link" text:visited-style-name="Visited_20_Internet_20_Link"><text:span text:style-name="T11">查看本機的</text:span></text:a><text:a xlink:type="simple" xlink:href="https://hackmd.io/MwTgDAZgpsCMCGBaKV5ICxmANkQDijD0UgCNS9YQBWAJiltKA===?view#查看本機的port有哪些連線連到本機及關閉port" text:style-name="Internet_20_link" text:visited-style-name="Visited_20_Internet_20_Link"><text:span text:style-name="T9">port(</text:span></text:a><text:a xlink:type="simple" xlink:href="https://hackmd.io/MwTgDAZgpsCMCGBaKV5ICxmANkQDijD0UgCNS9YQBWAJiltKA===?view#查看本機的port有哪些連線連到本機及關閉port" text:style-name="Internet_20_link" text:visited-style-name="Visited_20_Internet_20_Link"><text:span text:style-name="T11">有哪些連線連到本機</text:span></text:a><text:a xlink:type="simple" xlink:href="https://hackmd.io/MwTgDAZgpsCMCGBaKV5ICxmANkQDijD0UgCNS9YQBWAJiltKA===?view#查看本機的port有哪些連線連到本機及關閉port" text:style-name="Internet_20_link" text:visited-style-name="Visited_20_Internet_20_Link"><text:span text:style-name="T9">)</text:span></text:a><text:a xlink:type="simple" xlink:href="https://hackmd.io/MwTgDAZgpsCMCGBaKV5ICxmANkQDijD0UgCNS9YQBWAJiltKA===?view#查看本機的port有哪些連線連到本機及關閉port" text:style-name="Internet_20_link" text:visited-style-name="Visited_20_Internet_20_Link"><text:span text:style-name="T11">及關閉</text:span></text:a><text:a xlink:type="simple" xlink:href="https://hackmd.io/MwTgDAZgpsCMCGBaKV5ICxmANkQDijD0UgCNS9YQBWAJiltKA===?view#查看本機的port有哪些連線連到本機及關閉port" text:style-name="Internet_20_link" text:visited-style-name="Visited_20_Internet_20_Link"><text:span text:style-name="T9">port</text:span></text:a></text:p>
                <text:list>
                  <text:list-item>
                    <text:p text:style-name="P28"><text:a xlink:type="simple" xlink:href="https://hackmd.io/MwTgDAZgpsCMCGBaKV5ICxmANkQDijD0UgCNS9YQBWAJiltKA===?view#netstat-–-列出目前已經接通的服務項目與服務名稱" text:style-name="Internet_20_link" text:visited-style-name="Visited_20_Internet_20_Link"><text:span text:style-name="T13">netstat – </text:span></text:a><text:a xlink:type="simple" xlink:href="https://hackmd.io/MwTgDAZgpsCMCGBaKV5ICxmANkQDijD0UgCNS9YQBWAJiltKA===?view#netstat-–-列出目前已經接通的服務項目與服務名稱" text:style-name="Internet_20_link" text:visited-style-name="Visited_20_Internet_20_Link"><text:span text:style-name="T14">列出目前已經接通的服務項目與服務名稱</text:span></text:a></text:p>
                  </text:list-item>
                  <text:list-item>
                    <text:p text:style-name="P28"><text:a xlink:type="simple" xlink:href="https://hackmd.io/MwTgDAZgpsCMCGBaKV5ICxmANkQDijD0UgCNS9YQBWAJiltKA===?view#nmap-–-送封包出去" text:style-name="Internet_20_link" text:visited-style-name="Visited_20_Internet_20_Link"><text:span text:style-name="T13">nmap – </text:span></text:a><text:a xlink:type="simple" xlink:href="https://hackmd.io/MwTgDAZgpsCMCGBaKV5ICxmANkQDijD0UgCNS9YQBWAJiltKA===?view#nmap-–-送封包出去" text:style-name="Internet_20_link" text:visited-style-name="Visited_20_Internet_20_Link"><text:span text:style-name="T14">送封包出去</text:span></text:a></text:p>
                  </text:list-item>
                  <text:list-item>
                    <text:p text:style-name="P28"><text:a xlink:type="simple" xlink:href="https://hackmd.io/MwTgDAZgpsCMCGBaKV5ICxmANkQDijD0UgCNS9YQBWAJiltKA===?view#kill-–-關port" text:style-name="Internet_20_link" text:visited-style-name="Visited_20_Internet_20_Link"><text:span text:style-name="T10">kill – </text:span></text:a><text:a xlink:type="simple" xlink:href="https://hackmd.io/MwTgDAZgpsCMCGBaKV5ICxmANkQDijD0UgCNS9YQBWAJiltKA===?view#kill-–-關port" text:style-name="Internet_20_link" text:visited-style-name="Visited_20_Internet_20_Link"><text:span text:style-name="T12">關</text:span></text:a><text:a xlink:type="simple" xlink:href="https://hackmd.io/MwTgDAZgpsCMCGBaKV5ICxmANkQDijD0UgCNS9YQBWAJiltKA===?view#kill-–-關port" text:style-name="Internet_20_link" text:visited-style-name="Visited_20_Internet_20_Link"><text:span text:style-name="T10">port</text:span></text:a></text:p>
                  </text:list-item>
                </text:list>
              </text:list-item>
            </text:list>
          </text:list-item>
        </text:list>
        <text:p text:style-name="P10"><text:a xlink:type="simple" xlink:href="https://hackmd.io/MwTgDAZgpsCMCGBaKV5ICxmANkQDijD0UgCNS9YQBWAJiltKA===?view#" text:style-name="Internet_20_link" text:visited-style-name="Visited_20_Internet_20_Link">Expand all</text:a><text:a xlink:type="simple" xlink:href="https://hackmd.io/MwTgDAZgpsCMCGBaKV5ICxmANkQDijD0UgCNS9YQBWAJiltKA===?view#" text:style-name="Internet_20_link" text:visited-style-name="Visited_20_Internet_20_Link">Back to top</text:a><text:a xlink:type="simple" xlink:href="https://hackmd.io/MwTgDAZgpsCMCGBaKV5ICxmANkQDijD0UgCNS9YQBWAJiltKA===?view#" text:style-name="Internet_20_link" text:visited-style-name="Visited_20_Internet_20_Link">Go to bottom</text:a></text:p>
      </text:section>
      <text:p text:style-name="Standard"><draw:frame draw:style-name="fr1" draw:name="物件1" text:anchor-type="as-char" svg:width="1.247cm" svg:height="1.247cm" draw:z-index="0"><draw:floating-frame xlink:href="https://accounts.google.com/o/oauth2/postmessageRelay?parent=https%3A%2F%2Fhackmd.io&amp;jsh=m%3B%2F_%2Fscs%2Fapps-static%2F_%2Fjs%2Fk%3Doz.gapi.zh_TW.K2IbM0JUDDs.O%2Fm%3D__features__%2Fam%3DAQ%2Frt%3Dj%2Fd%3D1%2Frs%3DAGLTcCOcty3n8-OSaqePm_R-rbPGKy5ZeQ#rpctoken=352423090&amp;forcesecure=1" xlink:type="simple" xlink:show="embed" xlink:actuate="onLoad" draw:frame-name="oauth2relay799625742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Inconsolata" svg:font-family="Inconsolata, monospace"/>
    <style:font-face style:name="Source Sans Pro" svg:font-family="'Source Sans Pro', Helvetica, Arial, sans-serif"/>
    <style:font-face style:name="apple-system" svg:font-family="apple-system, BlinkMacSystemFont, 'Segoe UI', Roboto, 'Helvetica Neue', Helvetica, Arial, sans-serif, 'Apple Color Emoji', 'Segoe UI Emoji', 'Segoe UI Symbol'"/>
    <style:font-face style:name="inherit" svg:font-family="inherit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Noto Sans CJK TC Regular" style:font-family-complex="'Noto Sans CJK TC Regular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Noto Sans CJK TC Regular" style:font-family-complex="'Noto Sans CJK T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UMing TW" style:font-family-asian="'AR PL UMing TW'" style:font-family-generic-asian="system" style:font-pitch-asian="variable" style:font-size-asian="14pt" style:font-weight-asian="bold" style:font-name-complex="Noto Sans CJK TC Regular" style:font-family-complex="'Noto Sans CJK TC Regular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1:04:32.906683736</meta:creation-date>
    <meta:generator>LibreOffice/5.1.6.2$Linux_X86_64 LibreOffice_project/10m0$Build-2</meta:generator>
    <dc:date>2017-08-26T10:38:51.026060526</dc:date>
    <meta:editing-duration>P2DT1H47M35S</meta:editing-duration>
    <meta:editing-cycles>17</meta:editing-cycles>
    <meta:document-statistic meta:table-count="0" meta:image-count="0" meta:object-count="1" meta:page-count="3" meta:paragraph-count="38" meta:word-count="476" meta:character-count="1230" meta:non-whitespace-character-count="1112"/>
  </office:meta>
</office:document-meta>
</file>